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20000003B864C05D7C0616ECA3.png" manifest:media-type="image/png"/>
  <manifest:file-entry manifest:full-path="Pictures/10000201000001E0000002C5DFC7E9304CE82865.png" manifest:media-type="image/png"/>
  <manifest:file-entry manifest:full-path="Pictures/10000201000002A3000003115BAE3B0146C60786.png" manifest:media-type="image/png"/>
  <manifest:file-entry manifest:full-path="Pictures/100002000000045D0000072C68ACA32E4FA6AFC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svg:stroke-opacity="0%" draw:fill-color="#666666" draw:textarea-horizontal-align="justify" draw:textarea-vertical-align="middle" draw:auto-grow-height="false" fo:min-height="0.15cm" fo:min-width="0.46cm"/>
    </style:style>
    <style:style style:name="gr3" style:family="graphic" style:parent-style-name="standard">
      <style:graphic-properties draw:fill-color="#cccccc" draw:textarea-vertical-align="middle" draw:auto-grow-height="false" fo:min-height="2.75cm" fo:min-width="4.3cm"/>
    </style:style>
    <style:style style:name="gr4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0.26cm" fo:min-width="0cm"/>
    </style:style>
    <style:style style:name="gr6" style:family="graphic" style:parent-style-name="standard">
      <style:graphic-properties draw:fill-color="#cccccc" draw:textarea-vertical-align="middle" draw:auto-grow-height="false" fo:min-height="1.75cm" fo:min-width="3.3cm"/>
    </style:style>
    <style:style style:name="gr7" style:family="graphic" style:parent-style-name="objectwithoutfill">
      <style:graphic-properties svg:stroke-color="#ffffff" draw:fill="none" draw:textarea-horizontal-align="center" draw:textarea-vertical-align="middle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14.5cm" svg:y="17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96cm" svg:height="0.4cm" svg:x="14.1cm" svg:y="17.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4.8cm" svg:height="3cm" svg:x="14.1cm" svg:y="16.5cm">
          <text:p/>
          <draw:enhanced-geometry draw:glue-point-type="segments" draw:mirror-horizontal="false" draw:mirror-vertical="false" draw:type="mso-spt100" draw:modifiers="178.86537416932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4" draw:text-style-name="P3" draw:layer="layout" svg:width="7.5cm" svg:height="8.925cm" svg:x="12.5cm" svg:y="19.775cm">
          <draw:image xlink:href="Pictures/1000000000000320000003B864C05D7C0616ECA3.png" xlink:type="simple" xlink:show="embed" xlink:actuate="onLoad">
            <text:p/>
          </draw:image>
        </draw:frame>
        <draw:custom-shape draw:style-name="gr5" draw:text-style-name="P1" draw:layer="layout" svg:width="0.5cm" svg:height="0.51cm" svg:x="8cm" svg:y="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2cm" svg:x="7.2cm" svg:y="26.5cm">
          <text:p/>
          <draw:enhanced-geometry draw:glue-point-type="segments" draw:type="mso-spt100" draw:modifiers="178.86537416932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4" draw:text-style-name="P3" draw:layer="layout" svg:width="4.5cm" svg:height="7.225cm" svg:x="13.5cm" svg:y="20.7cm">
          <draw:image xlink:href="Pictures/100002000000045D0000072C68ACA32E4FA6AFC6.png" xlink:type="simple" xlink:show="embed" xlink:actuate="onLoad">
            <text:p/>
          </draw:image>
        </draw:frame>
        <draw:frame draw:style-name="gr4" draw:text-style-name="P3" draw:layer="layout" svg:width="9.02cm" svg:height="10.5cm" svg:x="3cm" svg:y="17.5cm">
          <draw:image xlink:href="Pictures/10000201000002A3000003115BAE3B0146C60786.png" xlink:type="simple" xlink:show="embed" xlink:actuate="onLoad">
            <text:p/>
          </draw:image>
        </draw:frame>
        <draw:line draw:style-name="gr7" draw:text-style-name="P4" draw:layer="layout" svg:x1="13.5cm" svg:y1="27.7cm" svg:x2="19cm" svg:y2="27.7cm">
          <text:p/>
        </draw:line>
        <draw:frame draw:style-name="gr4" draw:text-style-name="P3" draw:layer="layout" svg:width="7.5cm" svg:height="11.079cm" svg:x="12.5cm" svg:y="7.5cm">
          <draw:image xlink:href="Pictures/10000201000001E0000002C5DFC7E9304CE82865.png" xlink:type="simple" xlink:show="embed" xlink:actuate="onLoad">
            <text:p/>
          </draw:image>
        </draw:frame>
        <draw:custom-shape draw:style-name="gr1" draw:text-style-name="P1" draw:layer="layout" svg:width="0.5cm" svg:height="0.5cm" svg:x="3cm" svg:y="18.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96cm" svg:height="0.4cm" svg:x="2.6cm" svg:y="18.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4.8cm" svg:height="3cm" svg:x="2.6cm" svg:y="17.5cm">
          <text:p/>
          <draw:enhanced-geometry draw:glue-point-type="segments" draw:mirror-horizontal="false" draw:mirror-vertical="false" draw:type="mso-spt100" draw:modifiers="178.865374169329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4" draw:text-style-name="P3" draw:layer="layout" svg:width="7.5cm" svg:height="11.079cm" svg:x="1cm" svg:y="8.5cm">
          <draw:image xlink:href="Pictures/10000201000001E0000002C5DFC7E9304CE828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0M9S</meta:editing-duration>
    <meta:editing-cycles>6</meta:editing-cycles>
    <meta:generator>LibreOffice/5.3.7.2$Windows_X86_64 LibreOffice_project/6b8ed514a9f8b44d37a1b96673cbbdd077e24059</meta:generator>
    <dc:date>2019-12-23T00:25:36.467000000</dc:date>
    <meta:document-statistic meta:object-count="14"/>
  </office:meta>
</office:document-meta>
</file>